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116cm" fo:min-width="0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42cm" fo:min-width="0cm" fo:padding-top="0.139cm" fo:padding-bottom="0.139cm" fo:padding-left="0.264cm" fo:padding-right="0.264cm"/>
    </style:style>
    <style:style style:name="gr4" style:family="graphic" style:parent-style-name="objectwithoutfill">
      <style:graphic-properties draw:stroke="dash" draw:stroke-dash="Штрих_20_точка" draw:fill="none" draw:textarea-vertical-align="middle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657cm" fo:min-width="0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7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 fo:min-height="0.105cm" fo:min-width="0.026cm"/>
    </style:style>
    <style:style style:name="gr8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stroke="solid" draw:stroke-dash="очень_20_длинный_20_штрих" draw:fill="none" draw:textarea-vertical-align="middle"/>
    </style:style>
    <style:style style:name="gr10" style:family="graphic" style:parent-style-name="objectwithoutfill">
      <style:graphic-properties draw:stroke="dash" draw:stroke-dash="штрих-" draw:fill="none" draw:textarea-vertical-align="middle"/>
    </style:style>
    <style:style style:name="gr11" style:family="graphic" style:parent-style-name="objectwithoutfill">
      <style:graphic-properties draw:stroke="dash" draw:stroke-dash="очень_20_длинный_20_штрих" draw:marker-start="Small_20_Arrow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.2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.3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1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1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.2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.21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35cm"/>
    </style:style>
    <style:style style:name="gr22" style:family="graphic" style:parent-style-name="standard">
      <style:graphic-properties svg:stroke-width="0.018cm" svg:stroke-color="#000000" draw:marker-start="Small_20_Arrow" draw:marker-start-width="0.227cm" draw:marker-end="Small_20_Arrow" draw:marker-end-width="0.227cm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hatch" draw:fill-hatch-name="Black_20_-45_20_Degrees"/>
      <style:paragraph-properties fo:text-align="center"/>
    </style:style>
    <style:style style:name="P4" style:family="paragraph">
      <loext:graphic-properties draw:fill="none" draw:fill-color="#ffffff"/>
      <style:text-properties style:font-name="Bitstream Charter" fo:font-size="10pt" fo:font-style="italic" style:font-style-asian="italic" style:font-style-complex="italic"/>
    </style:style>
    <style:style style:name="P5" style:family="paragraph">
      <loext:graphic-properties draw:fill="none" draw:fill-color="#ffffff"/>
      <style:text-properties style:font-name="Bitstream Charter" fo:font-size="10pt" style:font-size-asian="12pt" style:font-size-complex="12pt"/>
    </style:style>
    <style:style style:name="P6" style:family="paragraph">
      <loext:graphic-properties draw:fill="none" draw:fill-color="#ffffff"/>
      <style:text-properties style:font-name="Bitstream Charter" fo:font-size="10pt" fo:font-style="italic" style:font-size-asian="12pt" style:font-style-asian="italic" style:font-size-complex="12pt" style:font-style-complex="italic"/>
    </style:style>
    <style:style style:name="P7" style:family="paragraph">
      <style:paragraph-properties fo:text-align="center"/>
    </style:style>
    <style:style style:name="T1" style:family="text">
      <style:text-properties style:font-name="Bitstream Charter" fo:font-size="10pt" fo:font-style="italic" style:font-style-asian="italic" style:font-style-complex="italic"/>
    </style:style>
    <style:style style:name="T2" style:family="text">
      <style:text-properties style:font-name="Bitstream Charter" fo:font-size="6pt" fo:font-style="italic" style:font-size-asian="6pt" style:font-style-asian="italic" style:font-size-complex="6pt" style:font-style-complex="italic"/>
    </style:style>
    <style:style style:name="T3" style:family="text">
      <style:text-properties style:font-name="Bitstream Charter" fo:font-size="10pt" style:font-size-asian="12pt" style:font-size-complex="12pt"/>
    </style:style>
    <style:style style:name="T4" style:family="text">
      <style:text-properties style:font-name="Bitstream Charter" fo:font-size="10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902cm" svg:y1="1.067cm" svg:x2="1.902cm" svg:y2="5.278cm">
          <text:p/>
        </draw:line>
        <draw:line draw:style-name="gr1" draw:text-style-name="P1" draw:layer="layout" svg:x1="1.893cm" svg:y1="5.259cm" svg:x2="5.181cm" svg:y2="5.259cm">
          <text:p/>
        </draw:line>
        <draw:custom-shape draw:style-name="gr2" draw:text-style-name="P2" draw:layer="layout" svg:width="0.15cm" svg:height="3.394cm" draw:transform="skewX (-0.00174532925199433) rotate (0.202981792006941) translate (3.42cm 1.9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15cm" svg:height="1.12cm" draw:transform="skewX (-0.00453785605518531) rotate (-1.92056030889456) translate (4.576cm 2.304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02cm" svg:y1="1.987cm" svg:x2="4.543cm" svg:y2="2.363cm">
          <text:p/>
        </draw:line>
        <draw:line draw:style-name="gr4" draw:text-style-name="P1" draw:layer="layout" svg:x1="4.177cm" svg:y1="5.28cm" svg:x2="3.492cm" svg:y2="1.976cm">
          <text:p/>
        </draw:line>
        <draw:custom-shape draw:style-name="gr5" draw:text-style-name="P2" draw:layer="layout" svg:width="0.149cm" svg:height="3.935cm" draw:transform="skewX (0.00436332312998582) rotate (-0.737750674818003) translate (4.506cm 2.313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902cm" svg:y1="5.277cm" svg:x2="4.553cm" svg:y2="2.371cm">
          <text:p/>
        </draw:line>
        <draw:custom-shape draw:style-name="gr6" draw:text-style-name="P2" draw:layer="layout" svg:width="0.149cm" svg:height="0.15cm" svg:x="3.424cm" svg:y="1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6cm" svg:height="0.355cm" svg:x="3.904cm" svg:y="5.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26cm" svg:height="0.355cm" svg:x="1.678cm" svg:y="5.50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.678cm" svg:y1="5.497cm" svg:x2="2.197cm" svg:y2="5.497cm">
          <text:p/>
        </draw:line>
        <draw:line draw:style-name="gr8" draw:text-style-name="P1" draw:layer="layout" svg:x1="3.884cm" svg:y1="5.49cm" svg:x2="4.429cm" svg:y2="5.49cm">
          <text:p/>
        </draw:line>
        <draw:line draw:style-name="gr1" draw:text-style-name="P1" draw:layer="layout" svg:x1="1.938cm" svg:y1="5.249cm" svg:x2="1.76cm" svg:y2="5.49cm">
          <text:p/>
        </draw:line>
        <draw:line draw:style-name="gr1" draw:text-style-name="P1" draw:layer="layout" svg:x1="4.163cm" svg:y1="5.269cm" svg:x2="4.023cm" svg:y2="5.478cm">
          <text:p/>
        </draw:line>
        <draw:line draw:style-name="gr1" draw:text-style-name="P1" draw:layer="layout" svg:x1="1.938cm" svg:y1="5.262cm" svg:x2="2.121cm" svg:y2="5.497cm">
          <text:p/>
        </draw:line>
        <draw:line draw:style-name="gr1" draw:text-style-name="P1" draw:layer="layout" svg:x1="4.163cm" svg:y1="5.269cm" svg:x2="4.334cm" svg:y2="5.491cm">
          <text:p/>
        </draw:line>
        <draw:custom-shape draw:style-name="gr6" draw:text-style-name="P2" draw:layer="layout" svg:width="0.15cm" svg:height="0.15cm" svg:x="1.867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15cm" svg:height="0.15cm" svg:x="4.094cm" svg:y="5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429cm" svg:y1="1.96cm" svg:x2="2.434cm" svg:y2="1.594cm">
          <text:p/>
        </draw:line>
        <draw:line draw:style-name="gr10" draw:text-style-name="P1" draw:layer="layout" svg:x1="3.578cm" svg:y1="1.99cm" svg:x2="4.973cm" svg:y2="1.99cm">
          <text:p/>
        </draw:line>
        <draw:line draw:style-name="gr9" draw:text-style-name="P1" draw:layer="layout" svg:x1="4.553cm" svg:y1="2.37cm" svg:x2="4.072cm" svg:y2="3.599cm">
          <text:p/>
        </draw:line>
        <draw:custom-shape draw:style-name="gr6" draw:text-style-name="P2" draw:layer="layout" svg:width="0.15cm" svg:height="0.15cm" svg:x="4.478cm" svg:y="2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0.92cm" svg:height="0.657cm" draw:transform="rotate (0.420973415581032) translate (2.96257753190289cm 1.75771550524885cm)" svg:viewBox="0 0 921 658" svg:d="M0 34c937-210 921 615 921 615 0 0-4 9-8-3l4 12">
          <text:p/>
        </draw:path>
        <draw:frame draw:style-name="gr12" draw:text-style-name="P4" draw:layer="layout" svg:width="0.752cm" svg:height="0.817cm" svg:x="1.375cm" svg:y="4.69cm">
          <draw:text-box>
            <text:p><text:span text:style-name="T1">O</text:span></text:p>
          </draw:text-box>
        </draw:frame>
        <draw:frame draw:style-name="gr13" draw:text-style-name="P4" draw:layer="layout" svg:width="0.871cm" svg:height="0.817cm" svg:x="4.07cm" svg:y="4.749cm">
          <draw:text-box>
            <text:p><text:span text:style-name="T1">O</text:span><text:span text:style-name="T2">1</text:span></text:p>
          </draw:text-box>
        </draw:frame>
        <draw:frame draw:style-name="gr14" draw:text-style-name="P5" draw:layer="layout" svg:width="0.917cm" svg:height="0.675cm" svg:x="2.65cm" svg:y="4.304cm">
          <draw:text-box>
            <text:p><text:span text:style-name="T3">ωt</text:span></text:p>
          </draw:text-box>
        </draw:frame>
        <draw:frame draw:style-name="gr15" draw:text-style-name="P6" draw:layer="layout" svg:width="0.726cm" svg:height="0.683cm" svg:x="4.04cm" svg:y="2.962cm">
          <draw:text-box>
            <text:p><text:span text:style-name="T4">y'</text:span></text:p>
          </draw:text-box>
        </draw:frame>
        <draw:frame draw:style-name="gr16" draw:text-style-name="P6" draw:layer="layout" svg:width="0.667cm" svg:height="0.683cm" svg:x="1.414cm" svg:y="0.902cm">
          <draw:text-box>
            <text:p><text:span text:style-name="T4">y</text:span></text:p>
          </draw:text-box>
        </draw:frame>
        <draw:frame draw:style-name="gr17" draw:text-style-name="P6" draw:layer="layout" svg:width="0.671cm" svg:height="0.683cm" svg:x="4.725cm" svg:y="5.041cm">
          <draw:text-box>
            <text:p><text:span text:style-name="T4">x</text:span></text:p>
          </draw:text-box>
        </draw:frame>
        <draw:frame draw:style-name="gr18" draw:text-style-name="P4" draw:layer="layout" svg:width="0.709cm" svg:height="0.817cm" svg:x="2.96cm" svg:y="1.781cm">
          <draw:text-box>
            <text:p><text:span text:style-name="T1">B</text:span></text:p>
          </draw:text-box>
        </draw:frame>
        <draw:frame draw:style-name="gr19" draw:text-style-name="P4" draw:layer="layout" svg:width="0.714cm" svg:height="0.817cm" svg:x="4.483cm" svg:y="2.107cm">
          <draw:text-box>
            <text:p><text:span text:style-name="T1">A</text:span></text:p>
          </draw:text-box>
        </draw:frame>
        <draw:frame draw:style-name="gr20" draw:text-style-name="P6" draw:layer="layout" svg:width="0.731cm" svg:height="0.683cm" svg:x="2.339cm" svg:y="1.106cm">
          <draw:text-box>
            <text:p><text:span text:style-name="T4">x'</text:span></text:p>
          </draw:text-box>
        </draw:frame>
        <draw:frame draw:style-name="gr21" draw:text-style-name="P6" draw:layer="layout" svg:width="0.735cm" svg:height="0.683cm" svg:x="3.455cm" svg:y="1.085cm">
          <draw:text-box>
            <text:p><text:span text:style-name="T4">φ</text:span></text:p>
          </draw:text-box>
        </draw:frame>
        <draw:circle draw:style-name="gr22" draw:text-style-name="P7" draw:layer="layout" svg:width="1.266cm" svg:height="1.266cm" svg:x="1.865cm" svg:y="4.624cm" draw:kind="arc" draw:start-angle="0.25" draw:end-angle="90.92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Штрих_20_точка" draw:display-name="Штрих точка" draw:style="rect" draw:dots1="1" draw:dots2="1" draw:dots2-length="0.75cm" draw:distance="0.1cm"/>
    <draw:stroke-dash draw:name="очень_20_длинный_20_штрих" draw:display-name="очень длинный штрих" draw:style="rect" draw:dots2="1" draw:dots2-length="1cm" draw:distance="0.1cm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2:26:14.528206095</meta:creation-date>
    <dc:date>2017-06-24T12:15:22.071261731</dc:date>
    <meta:editing-duration>PT43M37S</meta:editing-duration>
    <meta:editing-cycles>15</meta:editing-cycles>
    <meta:generator>LibreOffice/5.1.6.2$Linux_X86_64 LibreOffice_project/10m0$Build-2</meta:generator>
    <meta:document-statistic meta:object-count="35"/>
  </office:meta>
</office:document-meta>
</file>